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style:font-name="Liberation Serif" fo:font-size="13pt" style:font-name-asian="Times New Roman" style:font-size-asian="13pt" style:font-name-complex="Times New Roman" style:font-size-complex="13pt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 style:master-page-name="Standard">
      <style:paragraph-properties fo:margin-top="0cm" fo:margin-bottom="0cm" style:contextual-spacing="false" fo:line-height="100%" style:page-number="auto"/>
    </style:style>
    <style:style style:name="T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Arial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T5" style:family="text">
      <style:text-properties officeooo:rsid="0001132b"/>
    </style:style>
    <style:style style:name="T6" style:family="text">
      <style:text-properties officeooo:rsid="0003a0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e</text:span><text:span text:style-name="T3">: </text:span><text:a xlink:type="simple" xlink:href="mailto:ch.ploujoux@gmail.com"><text:span text:style-name="T3">ch.ploujoux@gmail.com</text:span></text:a></text:p>
      <text:p text:style-name="P3"><text:span text:style-name="T2">Envoyé</text:span><text:span text:style-name="T3">: lundi 10 décembre 2015 15:43</text:span></text:p>
      <text:p text:style-name="P3"><text:span text:style-name="T4">À</text:span><text:span text:style-name="T3">:’eric.dupond@live.fr’</text:span></text:p>
      <text:p text:style-name="P3"><text:span text:style-name="T2">Objet</text:span><text:span text:style-name="T3">: Projet «Turtle», Ordre du jour pour la réunion du 20/12/2015</text:span></text:p>
      <text:p text:style-name="P3"><text:span text:style-name="T2">Message</text:span><text:span text:style-name="T3">: Turtle-ordre_du_jour.doc</text:span></text:p>
      <text:p text:style-name="P3"/>
      <text:p text:style-name="Standard"><text:bookmark text:name="_GoBack"/>Bonjour M<text:span text:style-name="T6">onsieur</text:span> Dupond,</text:p>
      <text:p text:style-name="Standard"/>
      <text:p text:style-name="Standard">Comme convenu, la réunion sur le projet « Turtle » se tiendra le 20/12/2015 de 15h42 à 20h à Suresnes dans le bureau 404. Elle portera sur le développement et l'avancement du projet.</text:p>
      <text:p text:style-name="Standard">Vous trouverez en pièce jointe l'ordre du jour complet pour la réunion.</text:p>
      <text:p text:style-name="Standard">Pourriez-vous me confirmer votre présence ?</text:p>
      <text:p text:style-name="Standard"/>
      <text:p text:style-name="Standard">Bien cordialement,</text:p>
      <text:p text:style-name="P2">_____________________________________________________________________</text:p>
      <text:p text:style-name="Standard">Christophe Ploujoux</text:p>
      <text:p text:style-name="Standard">Chef projet informatique</text:p>
      <text:p text:style-name="Standard">{Talo<text:span text:style-name="T5">}</text:span></text:p>
      <text:p text:style-name="Standard"><text:a xlink:type="simple" xlink:href="mailto:ch.ploujoux@gmail.com">ch.ploujoux@gmail.com</text:a></text:p>
      <text:p text:style-name="P1">Téléphone: 01.24.32.89.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Ploujoux</meta:initial-creator>
    <meta:editing-cycles>8</meta:editing-cycles>
    <meta:creation-date>2014-11-09T11:50:00</meta:creation-date>
    <dc:date>2014-11-23T20:31:27.598031155</dc:date>
    <meta:generator>LibreOffice/4.2.7.2$Linux_X86_64 LibreOffice_project/420m0$Build-2</meta:generator>
    <meta:editing-duration>P0D</meta:editing-duration>
    <meta:document-statistic meta:table-count="0" meta:image-count="0" meta:object-count="0" meta:page-count="1" meta:paragraph-count="16" meta:word-count="88" meta:character-count="686" meta:non-whitespace-character-count="614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